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e8d" officeooo:paragraph-rsid="001f7e8d"/>
    </style:style>
    <style:style style:name="P2" style:family="paragraph" style:parent-style-name="Standard">
      <style:text-properties officeooo:rsid="0020b058" officeooo:paragraph-rsid="0020b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<text:tab/>putchar (int c)</text:p>
      <text:p text:style-name="P1">{</text:p>
      <text:p text:style-name="P1"><text:tab/>int result;</text:p>
      <text:p text:style-name="P1"><text:tab/>_IO_acquire_lock (_IO_stdout);</text:p>
      <text:p text:style-name="P1"><text:tab/>result = _IO_putc_unlocked (c, _IO_stdout);</text:p>
      <text:p text:style-name="P1"><text:tab/>_IO_release_lock (_IO_stdout);</text:p>
      <text:p text:style-name="P1"><text:tab/>return (result);</text:p>
      <text:p text:style-name="P1">}</text:p>
      <text:p text:style-name="P1"/>
      <text:p text:style-name="P2"># <text:s/>define _IO_acquire_lock(_fp) \</text:p>
      <text:p text:style-name="P2"><text:tab/>do { <text:s text:c="77"/>\</text:p>
      <text:p text:style-name="P2"><text:tab/><text:tab/>FILE *_IO_acquire_lock_file <text:s text:c="53"/>\</text:p>
      <text:p text:style-name="P2"><text:tab/><text:tab/>__attribute__((cleanup (_IO_acquire_lock_fct))) <text:s text:c="29"/>\</text:p>
      <text:p text:style-name="P2"><text:tab/><text:tab/>= (_fp); <text:s text:c="61"/>\</text:p>
      <text:p text:style-name="P2"><text:tab/><text:tab/>_IO_flockfile (_IO_acquire_lock_fil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20:39:46.719260890</meta:creation-date>
    <dc:date>2019-01-12T13:14:00.277645549</dc:date>
    <meta:editing-duration>PT2H19M4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37" meta:character-count="550" meta:non-whitespace-character-count="292"/>
  </office:meta>
</office:document-meta>
</file>